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angal" svg:font-family="Mangal" style:font-family-generic="roman" style:font-pitch="variable" svg:panose-1="0 0 4 0 0 0 0 0 0 0"/>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0" style:family="paragraph">
      <style:paragraph-properties fo:break-before="page" fo:text-align="center"/>
    </style:style>
    <style:style style:name="P2" style:parent-style-name="Sous-titre" style:family="paragraph">
      <style:paragraph-properties fo:text-align="center"/>
    </style:style>
    <style:style style:name="P3" style:parent-style-name="Normal" style:family="paragraph">
      <style:paragraph-properties fo:text-align="center"/>
    </style:style>
    <style:style style:name="P4" style:parent-style-name="Sansinterligne" style:family="paragraph">
      <style:paragraph-properties fo:text-indent="0.25in"/>
    </style:style>
    <style:style style:name="P5" style:parent-style-name="Titre1" style:family="paragraph"/>
    <style:style style:name="P6" style:parent-style-name="Sansinterligne" style:family="paragraph">
      <style:paragraph-properties fo:text-indent="0.25in"/>
    </style:style>
    <style:style style:name="P7" style:parent-style-name="Sansinterligne" style:family="paragraph">
      <style:paragraph-properties fo:text-indent="0.25in"/>
    </style:style>
    <style:style style:name="P8" style:parent-style-name="code" style:family="paragraph">
      <style:paragraph-properties fo:text-align="center"/>
    </style:style>
    <style:style style:name="P9" style:parent-style-name="code" style:family="paragraph">
      <style:paragraph-properties fo:text-indent="0.4916in"/>
    </style:style>
    <style:style style:name="T10" style:parent-style-name="Policepardéfaut" style:family="text">
      <style:text-properties fo:language="en" fo:country="US"/>
    </style:style>
    <style:style style:name="P11" style:parent-style-name="code" style:family="paragraph">
      <style:text-properties fo:language="en" fo:country="US"/>
    </style:style>
    <style:style style:name="T12" style:parent-style-name="Policepardéfaut" style:family="text">
      <style:text-properties fo:language="en" fo:country="US"/>
    </style:style>
    <style:style style:name="T13" style:parent-style-name="Policepardéfaut" style:family="text">
      <style:text-properties fo:language="en" fo:country="US"/>
    </style:style>
    <style:style style:name="T14" style:parent-style-name="Policepardéfaut" style:family="text">
      <style:text-properties fo:language="en" fo:country="US"/>
    </style:style>
    <style:style style:name="P15" style:parent-style-name="code" style:family="paragraph">
      <style:text-properties fo:language="en" fo:country="US"/>
    </style:style>
    <style:style style:name="P16" style:parent-style-name="code" style:family="paragraph">
      <style:text-properties fo:language="en" fo:country="US"/>
    </style:style>
    <style:style style:name="P17" style:parent-style-name="code" style:family="paragraph">
      <style:text-properties fo:language="en" fo:country="US"/>
    </style:style>
    <style:style style:name="T18" style:parent-style-name="Policepardéfaut" style:family="text">
      <style:text-properties fo:language="en" fo:country="US"/>
    </style:style>
    <style:style style:name="T19" style:parent-style-name="Policepardéfaut" style:family="text">
      <style:text-properties fo:language="en" fo:country="US"/>
    </style:style>
    <style:style style:name="P20" style:parent-style-name="code" style:family="paragraph">
      <style:text-properties fo:language="en" fo:country="US"/>
    </style:style>
    <style:style style:name="T21" style:parent-style-name="Policepardéfaut" style:family="text">
      <style:text-properties fo:language="en" fo:country="US"/>
    </style:style>
    <style:style style:name="P22" style:parent-style-name="Titre1" style:family="paragraph"/>
    <style:style style:name="P23" style:parent-style-name="Sansinterligne" style:family="paragraph">
      <style:paragraph-properties fo:text-indent="0.25in"/>
    </style:style>
    <style:style style:name="P24" style:parent-style-name="Sansinterligne" style:family="paragraph">
      <style:paragraph-properties fo:text-indent="0.25in"/>
    </style:style>
    <style:style style:name="P25" style:parent-style-name="Sansinterligne" style:family="paragraph">
      <style:paragraph-properties fo:text-indent="0.25in"/>
    </style:style>
    <style:style style:name="P26" style:parent-style-name="code" style:family="paragraph">
      <style:text-properties fo:language="en" fo:country="US"/>
    </style:style>
    <style:style style:name="P27" style:parent-style-name="code" style:family="paragraph">
      <style:text-properties fo:language="en" fo:country="US"/>
    </style:style>
    <style:style style:name="P28" style:parent-style-name="code" style:family="paragraph">
      <style:text-properties fo:language="en" fo:country="US"/>
    </style:style>
    <style:style style:name="P29" style:parent-style-name="code" style:family="paragraph">
      <style:text-properties fo:language="en" fo:country="US"/>
    </style:style>
    <style:style style:name="P30" style:parent-style-name="code" style:family="paragraph">
      <style:text-properties fo:language="en" fo:country="US"/>
    </style:style>
    <style:style style:name="P31" style:parent-style-name="code" style:family="paragraph">
      <style:text-properties fo:language="en" fo:country="US"/>
    </style:style>
    <style:style style:name="P32" style:parent-style-name="code" style:family="paragraph">
      <style:text-properties fo:language="en" fo:country="US"/>
    </style:style>
    <style:style style:name="P33" style:parent-style-name="code" style:family="paragraph">
      <style:text-properties fo:language="en" fo:country="US"/>
    </style:style>
    <style:style style:name="P34" style:parent-style-name="code" style:family="paragraph">
      <style:text-properties fo:language="en" fo:country="US"/>
    </style:style>
    <style:style style:name="P35" style:parent-style-name="code" style:family="paragraph">
      <style:text-properties fo:language="en" fo:country="US"/>
    </style:style>
    <style:style style:name="P36" style:parent-style-name="code" style:family="paragraph">
      <style:text-properties fo:language="en" fo:country="US"/>
    </style:style>
    <style:style style:name="P37" style:parent-style-name="code" style:family="paragraph">
      <style:text-properties fo:language="en" fo:country="US"/>
    </style:style>
    <style:style style:name="P38" style:parent-style-name="code" style:family="paragraph">
      <style:text-properties fo:language="en" fo:country="US"/>
    </style:style>
    <style:style style:name="P39" style:parent-style-name="code" style:family="paragraph">
      <style:text-properties fo:language="en" fo:country="US"/>
    </style:style>
    <style:style style:name="P40" style:parent-style-name="code" style:family="paragraph">
      <style:text-properties fo:language="en" fo:country="US"/>
    </style:style>
    <style:style style:name="P41" style:parent-style-name="code" style:family="paragraph">
      <style:text-properties fo:language="en" fo:country="US"/>
    </style:style>
    <style:style style:name="P42" style:parent-style-name="code" style:family="paragraph">
      <style:text-properties fo:language="en" fo:country="US"/>
    </style:style>
    <style:style style:name="P43" style:parent-style-name="code" style:family="paragraph">
      <style:text-properties fo:language="en" fo:country="US"/>
    </style:style>
    <style:style style:name="P44" style:parent-style-name="code" style:family="paragraph">
      <style:text-properties fo:language="en" fo:country="US"/>
    </style:style>
    <style:style style:name="P45" style:parent-style-name="code" style:family="paragraph">
      <style:text-properties fo:language="en" fo:country="US"/>
    </style:style>
    <style:style style:name="P46" style:parent-style-name="code" style:family="paragraph">
      <style:text-properties fo:language="en" fo:country="US"/>
    </style:style>
    <style:style style:name="P47" style:parent-style-name="code" style:family="paragraph">
      <style:text-properties fo:language="en" fo:country="US"/>
    </style:style>
    <style:style style:name="P48" style:parent-style-name="code" style:family="paragraph">
      <style:text-properties fo:language="en" fo:country="US"/>
    </style:style>
    <style:style style:name="P49" style:parent-style-name="code" style:family="paragraph">
      <style:text-properties fo:language="en" fo:country="US"/>
    </style:style>
    <style:style style:name="P50" style:parent-style-name="code" style:family="paragraph">
      <style:text-properties fo:language="en" fo:country="US"/>
    </style:style>
    <style:style style:name="P51" style:parent-style-name="code" style:family="paragraph">
      <style:text-properties fo:language="en" fo:country="US"/>
    </style:style>
    <style:style style:name="P52" style:parent-style-name="code" style:family="paragraph">
      <style:text-properties fo:language="en" fo:country="US"/>
    </style:style>
    <style:style style:name="P53" style:parent-style-name="code" style:family="paragraph">
      <style:text-properties fo:language="en" fo:country="US"/>
    </style:style>
    <style:style style:name="P54" style:parent-style-name="code" style:family="paragraph">
      <style:text-properties fo:language="en" fo:country="US"/>
    </style:style>
    <style:style style:name="P55" style:parent-style-name="code" style:family="paragraph">
      <style:text-properties fo:language="en" fo:country="US"/>
    </style:style>
    <style:style style:name="P56" style:parent-style-name="code" style:family="paragraph">
      <style:text-properties fo:language="en" fo:country="US"/>
    </style:style>
    <style:style style:name="P57" style:parent-style-name="code" style:family="paragraph">
      <style:text-properties fo:language="en" fo:country="US"/>
    </style:style>
    <style:style style:name="P58" style:parent-style-name="code" style:family="paragraph">
      <style:text-properties fo:language="en" fo:country="US"/>
    </style:style>
    <style:style style:name="P59" style:parent-style-name="code" style:family="paragraph">
      <style:text-properties fo:language="en" fo:country="US"/>
    </style:style>
    <style:style style:name="P60" style:parent-style-name="code" style:family="paragraph">
      <style:text-properties fo:language="en" fo:country="US"/>
    </style:style>
    <style:style style:name="T61" style:parent-style-name="Policepardéfaut" style:family="text">
      <style:text-properties fo:language="en" fo:country="US"/>
    </style:style>
    <style:style style:name="T62" style:parent-style-name="Policepardéfaut" style:family="text">
      <style:text-properties fo:language="en" fo:country="US"/>
    </style:style>
    <style:style style:name="P63" style:parent-style-name="code" style:family="paragraph">
      <style:text-properties fo:language="en" fo:country="US"/>
    </style:style>
    <style:style style:name="T64" style:parent-style-name="Policepardéfaut" style:family="text">
      <style:text-properties fo:language="en" fo:country="US"/>
    </style:style>
    <style:style style:name="P65" style:parent-style-name="Titre1" style:family="paragraph"/>
    <style:style style:name="P66" style:parent-style-name="Sansinterligne" style:family="paragraph">
      <style:paragraph-properties fo:text-indent="0.25in"/>
    </style:style>
    <style:style style:family="graphic" style:name="a0">
      <style:graphic-properties style:vertical-pos="middle"/>
    </style:style>
  </office:automatic-styles>
  <office:body>
    <office:text text:use-soft-page-breaks="true">
      <text:p text:style-name="P1">Rapport d’activité 2</text:p>
      <text:p text:style-name="P2">Groupe Trioux – Veal Phan</text:p>
      <text:p text:style-name="P3"/>
      <text:p text:style-name="Normal"/>
      <text:p text:style-name="P4">Cette semaine nous avons entamé la programmation de fonctions d’interpolation sous Maxima à savoir la distribution régulière et de Tchebytchev, l’interpolation de Lagrange ainsi que la méthode des moindres carrés.</text:p>
      <text:p text:style-name="Normal"/>
      <text:list text:style-name="LFO1" text:continue-numbering="true">
        <text:list-item>
          <text:p text:style-name="P5">Méthode des moindres carrés</text:p>
        </text:list-item>
      </text:list>
      <text:p text:style-name="Normal"/>
      <text:p text:style-name="P6">La fonction décrite dans le sujet comportant des mentions aux fonctions nops() et leastsqrs() non définies dans la documentation de Maxima,<text:s/>nous avons décidé de la réécrire.</text:p>
      <text:p text:style-name="P7"/>
      <text:p text:style-name="code">Arguments :</text:p>
      <text:p text:style-name="code">Lx : une liste d'abscisses, [x1,x2,…,xn]</text:p>
      <text:p text:style-name="code">Ly : la liste des ordonnées correspondantes, [y1,…,yn]</text:p>
      <text:p text:style-name="code">n : le nombre de points</text:p>
      <text:p text:style-name="code">p : le degré souhaite du polynôme d'interpolation, p &lt; n</text:p>
      <text:p text:style-name="code"/>
      <text:p text:style-name="code">Résultat :</text:p>
      <text:p text:style-name="code">P(x) : le polynôme d'interpolation</text:p>
      <text:p text:style-name="code"/>
      <text:p text:style-name="code">Variables :</text:p>
      <text:p text:style-name="code">X : Matrice de taille n x p+1, avec Xij = xi^p</text:p>
      <text:p text:style-name="code">Y : Matrice colonne de n ligne, contenant les ordonnées y1 à yn</text:p>
      <text:p text:style-name="code">B : Matrice colonne contenant les coefficients du polynôme minimisant la somme du carré des erreur,<text:s/></text:p>
      <text:p text:style-name="P8"><draw:frame draw:style-name="a0" text:anchor-type="as-char" svg:x="0in" svg:y="0in" svg:width="1.65625in" svg:height="0.54167in" style:rel-width="scale" style:rel-height="scale"><draw:object xlink:href="Object 1/" xlink:type="simple" xlink:show="embed" xlink:actuate="onLoad"/></draw:frame></text:p>
      <text:p text:style-name="code"/>
      <text:p text:style-name="code"/>
      <text:p text:style-name="code">moindresCarres(Lx,Ly,n,p):=block</text:p>
      <text:p text:style-name="code">(</text:p>
      <text:p text:style-name="code"><text:tab/><text:s/></text:p>
      <text:p text:style-name="P9">X:zeromatrix(n,p+1),</text:p>
      <text:p text:style-name="code"><text:tab/><text:span text:style-name="T10">for k:1 thru n do</text:span></text:p>
      <text:p text:style-name="P11"><text:tab/>(</text:p>
      <text:p text:style-name="code"><text:span text:style-name="T12"><text:tab/></text:span><text:span text:style-name="T13"><text:tab/></text:span>for j:1 thru p+1 do</text:p>
      <text:p text:style-name="code"><text:tab/><text:tab/>(</text:p>
      <text:p text:style-name="code"><text:tab/><text:tab/><text:tab/>X[k][j]:Lx[k]**(j-1)</text:p>
      <text:p text:style-name="code"><text:tab/><text:tab/>)</text:p>
      <text:p text:style-name="code"><text:tab/><text:span text:style-name="T14">),</text:span></text:p>
      <text:p text:style-name="P15"/>
      <text:p text:style-name="P16"><text:tab/>Y:zeromatrix(n,1),</text:p>
      <text:p text:style-name="P17"><text:tab/>for k:1 thru n do</text:p>
      <text:p text:style-name="code"><text:span text:style-name="T18"><text:tab/></text:span>(</text:p>
      <text:p text:style-name="code"><text:tab/><text:tab/>Y[k][1]:Ly[k]</text:p>
      <text:p text:style-name="code"><text:tab/>),</text:p>
      <text:p text:style-name="code"/>
      <text:p text:style-name="code"><text:tab/>B:invert(transpose(X).X).transpose(X).Y,</text:p>
      <text:p text:style-name="code"><text:tab/></text:p>
      <text:p text:style-name="code"><text:tab/><text:span text:style-name="T19">Px:0,</text:span></text:p>
      <text:soft-page-break/>
      <text:p text:style-name="P20"><text:tab/>for k:0 thru p do</text:p>
      <text:p text:style-name="code"><text:span text:style-name="T21"><text:tab/></text:span>(</text:p>
      <text:p text:style-name="code"><text:tab/><text:tab/>Px : Px + B[k+1][1] * x**k</text:p>
      <text:p text:style-name="code"><text:tab/>),</text:p>
      <text:p text:style-name="code"/>
      <text:p text:style-name="code"><text:tab/>Px</text:p>
      <text:p text:style-name="code">);</text:p>
      <text:p text:style-name="Normal"/>
      <text:list text:style-name="LFO1" text:continue-numbering="true">
        <text:list-item>
          <text:p text:style-name="P22">Interpolation selon Lagrange</text:p>
        </text:list-item>
      </text:list>
      <text:p text:style-name="Normal"/>
      <text:p text:style-name="P23">Nous avons écrit deux fonctions concernant cette méthode d’interpolation : Lagrange(x,xi,yi) et PedagoLagrange(x,xi,yi). Toute deux renvoient le polynôme de Lagrange (sous forme d’expression pour maxima) correspondant à la liste de points passée en paramètre. Lagrange renvois seulement ce polynôme directement exploitable par Maxima, tandis que PedagoLagrange affiche en plus les différents Li(x) (polynômes associés aux différents points), ainsi qu’un graph des différents Li et de la somme L. Comme son nom l’indique, PedagoLagrange a uniquement une portée illustrative et pédagogique du fonctionnement de ces polynômes de Lagrange.</text:p>
      <text:p text:style-name="P24">Un seul problème persiste sur la fonction PedagoLagrange, il nous est possible d’afficher les réseaux [L,Li ], [L et les points (xi,yi)], mais impossible d’afficher L, Li et les points (xi,yi) en même temps.</text:p>
      <text:p text:style-name="P25"/>
      <text:p text:style-name="code">Lexique<text:s/></text:p>
      <text:p text:style-name="code"/>
      <text:p text:style-name="code">x : variable utilisée</text:p>
      <text:p text:style-name="code">xi : liste contenant les abscisses des points à interpoler</text:p>
      <text:p text:style-name="code">yi : une liste contenant les ordonnés correspondantes</text:p>
      <text:p text:style-name="code"/>
      <text:p text:style-name="P26">Lagrange(x,xi,yi):=block</text:p>
      <text:p text:style-name="P27">(</text:p>
      <text:p text:style-name="P28"><text:tab/>n:length(xi)-1,</text:p>
      <text:p text:style-name="P29"><text:tab/>L:0,</text:p>
      <text:p text:style-name="P30"><text:tab/>for i:1 thru n+1 step 1 do</text:p>
      <text:p text:style-name="P31"><text:tab/>(</text:p>
      <text:p text:style-name="P32"><text:tab/><text:tab/>Li:1,</text:p>
      <text:p text:style-name="P33"><text:tab/><text:tab/>for j:1 thru n+1 step 1 do</text:p>
      <text:p text:style-name="P34"><text:tab/><text:tab/>(</text:p>
      <text:p text:style-name="P35"><text:tab/><text:tab/><text:tab/>if(is(notequal(i,j))) /* ~ not(i=j)*/</text:p>
      <text:p text:style-name="P36"><text:tab/><text:tab/><text:tab/>then (Li:Li*(x-xi[j])/(xi[i]-xi[j]))</text:p>
      <text:p text:style-name="P37"><text:tab/><text:tab/>),</text:p>
      <text:p text:style-name="P38"><text:tab/><text:tab/>L:yi[i]*Li+L</text:p>
      <text:p text:style-name="P39"><text:tab/>),<text:tab/></text:p>
      <text:p text:style-name="P40"><text:tab/>define(F_L(x),L),</text:p>
      <text:p text:style-name="P41"><text:tab/>F_L(x)</text:p>
      <text:p text:style-name="P42">);</text:p>
      <text:p text:style-name="P43"/>
      <text:p text:style-name="P44"/>
      <text:p text:style-name="P45"/>
      <text:p text:style-name="P46">PedagoLagrange(x,xi,yi):=block</text:p>
      <text:p text:style-name="P47">(</text:p>
      <text:p text:style-name="P48"><text:tab/>n:length(xi)-1,</text:p>
      <text:p text:style-name="P49"><text:tab/>L:0,</text:p>
      <text:p text:style-name="P50"><text:tab/>Li:[],</text:p>
      <text:p text:style-name="P51"><text:tab/>for i:1 thru n+1 step 1 do</text:p>
      <text:p text:style-name="P52"><text:tab/>(</text:p>
      <text:soft-page-break/>
      <text:p text:style-name="P53"><text:tab/><text:tab/>Li:endcons(1,Li),</text:p>
      <text:p text:style-name="P54"><text:tab/><text:tab/>for j:1 thru n+1 step 1 do</text:p>
      <text:p text:style-name="P55"><text:tab/><text:tab/>(</text:p>
      <text:p text:style-name="P56"><text:tab/><text:tab/><text:tab/>if(is(notequal(i,j))) /* ~ not(i=j)*/</text:p>
      <text:p text:style-name="P57"><text:tab/><text:tab/><text:tab/>then (Li[i]:Li[i]*(x-xi[j])/(xi[i]-xi[j]))</text:p>
      <text:p text:style-name="P58"><text:tab/><text:tab/>),</text:p>
      <text:p text:style-name="P59"><text:tab/><text:tab/>L:yi[i]*Li[i]+L,</text:p>
      <text:p text:style-name="P60"><text:tab/><text:tab/>print('"L"[i],"= ",Li[i])</text:p>
      <text:p text:style-name="code"><text:span text:style-name="T61"><text:tab/></text:span>),</text:p>
      <text:p text:style-name="code"><text:tab/>print("Polynome de Lagrange ",L),</text:p>
      <text:p text:style-name="code"><text:tab/><text:span text:style-name="T62">define(F_L(x),L),</text:span></text:p>
      <text:p text:style-name="P63"><text:tab/>plot2d([[discrete,CreatePoints(xi,yi)],Li[1],L],[x,0,10],[style, points,lines],[point_type, asterisk]),</text:p>
      <text:p text:style-name="code"><text:span text:style-name="T64"><text:tab/></text:span>F_L(x)</text:p>
      <text:p text:style-name="code">);</text:p>
      <text:p text:style-name="code"/>
      <text:list text:style-name="LFO1" text:continue-numbering="true">
        <text:list-item>
          <text:p text:style-name="P65">Travail de la semaine prochaine</text:p>
        </text:list-item>
      </text:list>
      <text:p text:style-name="Normal"/>
      <text:p text:style-name="P66">Pour la semaine prochaine, nous pensons continuer à peaufiner les fonctions déjà écrites, ainsi qu’implémenter l’interpolation de l’Hermite et l’interpolation par des fonctions trigonmométriqu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angal" svg:font-family="Mangal" style:font-family-generic="roman" style:font-pitch="variable" svg:panose-1="0 0 4 0 0 0 0 0 0 0"/>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ja" style:country-asian="JP"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Yu Gothic Light" style:font-name-complex="Mangal" fo:color="#2E74B5" fo:font-size="16pt" style:font-size-asian="16pt" style:font-size-complex="14.5pt" fo:hyphenate="false"/>
    </style:style>
    <style:style style:name="Normal" style:display-name="Normal" style:family="paragraph">
      <style:paragraph-properties style:vertical-align="baseline" fo:margin-bottom="0in" fo:line-height="100%"/>
      <style:text-properties style:font-name="Liberation Serif" style:font-name-asian="Noto Sans CJK SC Regular" style:font-name-complex="FreeSans" style:letter-kerning="true" fo:font-size="12pt" style:font-size-asian="12pt" style:font-size-complex="12pt" style:language-asian="zh" style:country-asian="CN" style:language-complex="hi" style:country-complex="IN" fo:hyphenate="false"/>
    </style:style>
    <style:style style:name="Policepardéfaut" style:display-name="Police par défaut" style:family="text"/>
    <style:style style:name="Titre" style:display-name="Titre" style:family="paragraph" style:parent-style-name="Normal" style:next-style-name="Normal">
      <style:text-properties style:font-name="Calibri Light" style:font-name-asian="Yu Gothic Light" style:font-name-complex="Mangal" fo:letter-spacing="-0.0069in" style:letter-kerning="true" fo:font-size="28pt" style:font-size-asian="28pt" style:font-size-complex="25pt" fo:hyphenate="false"/>
    </style:style>
    <style:style style:name="TitreCar" style:display-name="Titre Car" style:family="text" style:parent-style-name="Policepardéfaut">
      <style:text-properties style:font-name="Calibri Light" style:font-name-asian="Yu Gothic Light" style:font-name-complex="Mangal" fo:letter-spacing="-0.0069in" style:letter-kerning="true" fo:font-size="28pt" style:font-size-asian="28pt" style:font-size-complex="25pt" style:language-asian="zh" style:country-asian="CN" style:language-complex="hi" style:country-complex="IN"/>
    </style:style>
    <style:style style:name="Sous-titre" style:display-name="Sous-titre" style:family="paragraph" style:parent-style-name="Normal" style:next-style-name="Normal">
      <style:paragraph-properties fo:margin-bottom="0.1111in"/>
      <style:text-properties style:font-name="Calibri" style:font-name-asian="Yu Mincho" style:font-name-complex="Mangal" fo:color="#5A5A5A" fo:letter-spacing="0.0104in" fo:font-size="11pt" style:font-size-asian="11pt" style:font-size-complex="10pt" fo:hyphenate="false"/>
    </style:style>
    <style:style style:name="Sous-titreCar" style:display-name="Sous-titre Car" style:family="text" style:parent-style-name="Policepardéfaut">
      <style:text-properties style:font-name-complex="Mangal" fo:color="#5A5A5A" fo:letter-spacing="0.0104in" style:letter-kerning="true" style:font-size-complex="10pt" style:language-asian="zh" style:country-asian="CN" style:language-complex="hi" style:country-complex="IN"/>
    </style:style>
    <style:style style:name="Sansinterligne" style:display-name="Sans interligne" style:family="paragraph">
      <style:paragraph-properties fo:text-align="justify" style:vertical-align="baseline" fo:margin-bottom="0in" fo:line-height="100%"/>
      <style:text-properties style:font-name="Times New Roman" style:font-name-asian="Noto Sans CJK SC Regular" style:font-name-complex="Mangal" style:letter-kerning="true" fo:font-size="12pt" style:font-size-asian="12pt" style:font-size-complex="10.5pt" style:language-asian="zh" style:country-asian="CN" style:language-complex="hi" style:country-complex="IN" fo:hyphenate="false"/>
    </style:style>
    <style:style style:name="Titre1Car" style:display-name="Titre 1 Car" style:family="text" style:parent-style-name="Policepardéfaut">
      <style:text-properties style:font-name="Calibri Light" style:font-name-asian="Yu Gothic Light" style:font-name-complex="Mangal" fo:color="#2E74B5" style:letter-kerning="true" fo:font-size="16pt" style:font-size-asian="16pt" style:font-size-complex="14.5pt" style:language-asian="zh" style:country-asian="CN" style:language-complex="hi" style:country-complex="IN"/>
    </style:style>
    <style:style style:name="code" style:display-name="code" style:family="paragraph" style:parent-style-name="Sansinterligne">
      <style:paragraph-properties fo:text-indent="0.25in"/>
      <style:text-properties style:font-name="Consolas" fo:font-size="10pt" style:font-size-asian="10pt" fo:hyphenate="false"/>
    </style:style>
    <style:style style:name="Textedelespaceréservé" style:display-name="Texte de l'espace réservé" style:family="text" style:parent-style-name="Policepardéfaut">
      <style:text-properties fo:color="#808080"/>
    </style:style>
    <style:style style:name="SansinterligneCar" style:display-name="Sans interligne Car" style:family="text" style:parent-style-name="Policepardéfaut">
      <style:text-properties style:font-name="Times New Roman" style:font-name-asian="Noto Sans CJK SC Regular" style:font-name-complex="Mangal" style:letter-kerning="true" fo:font-size="12pt" style:font-size-asian="12pt" style:font-size-complex="10.5pt" style:language-asian="zh" style:country-asian="CN" style:language-complex="hi" style:country-complex="IN"/>
    </style:style>
    <style:style style:name="codeCar" style:display-name="code Car" style:family="text" style:parent-style-name="SansinterligneCar">
      <style:text-properties style:font-name="Consolas" style:font-name-asian="Noto Sans CJK SC Regular" style:font-name-complex="Mangal" style:letter-kerning="true" fo:font-size="10pt" style:font-size-asian="10pt" style:font-size-complex="10.5pt" style:language-asian="zh" style:country-asian="CN" style:language-complex="hi" style:country-complex="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illiam Veal</meta:initial-creator>
    <dc:creator>William Veal</dc:creator>
    <meta:creation-date>2016-11-12T22:09:00Z</meta:creation-date>
    <dc:date>2016-11-12T22:38:00Z</dc:date>
    <meta:template xlink:href="Normal.dotm" xlink:type="simple"/>
    <meta:editing-cycles>3</meta:editing-cycles>
    <meta:editing-duration>PT1560S</meta:editing-duration>
    <meta:document-statistic meta:page-count="3" meta:paragraph-count="6" meta:word-count="501" meta:character-count="3252" meta:row-count="22" meta:non-whitespace-character-count="2757"/>
  </office:meta>
</office:document-meta>
</file>

<file path=Object 1/content.xml><?xml version="1.0" encoding="utf-8"?>
<mml:math xmlns:mml="http://www.w3.org/1998/Math/MathML" xmlns:m="http://schemas.openxmlformats.org/officeDocument/2006/math">
  <mml:mi>E</mml:mi>
  <mml:mi>Q</mml:mi>
  <mml:mo>=</mml:mo>
  <mml:mi> </mml:mi>
  <mml:mrow>
    <mml:munderover>
      <mml:mo stretchy="false">∑</mml:mo>
      <mml:mrow>
        <mml:mi>i</mml:mi>
        <mml:mo>=</mml:mo>
        <mml:mn>1</mml:mn>
      </mml:mrow>
      <mml:mrow>
        <mml:mi>n</mml:mi>
      </mml:mrow>
    </mml:munderover>
    <mml:mrow>
      <mml:msup>
        <mml:mrow>
          <mml:mfenced separators="|">
            <mml:mrow>
              <mml:mi>P</mml:mi>
              <mml:mfenced separators="|">
                <mml:mrow>
                  <mml:mi>x</mml:mi>
                  <mml:mi>i</mml:mi>
                </mml:mrow>
              </mml:mfenced>
              <mml:mo>-</mml:mo>
              <mml:mi>y</mml:mi>
              <mml:mi>i</mml:mi>
            </mml:mrow>
          </mml:mfenced>
        </mml:mrow>
        <mml:mrow>
          <mml:mn>2</mml:mn>
        </mml:mrow>
      </mml:msup>
    </mml:mrow>
  </mml:mrow>
</mml:math>
</file>